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620000012D29B887F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/>
      <style:text-properties officeooo:rsid="001f667d" officeooo:paragraph-rsid="001f667d"/>
    </style:style>
    <style:style style:name="P2" style:family="paragraph" style:parent-style-name="Standard" style:list-style-name="L3">
      <style:paragraph-properties fo:text-align="start" style:justify-single-word="false"/>
      <style:text-properties style:text-position="0% 100%" officeooo:paragraph-rsid="001f667d"/>
    </style:style>
    <style:style style:name="P3" style:family="paragraph" style:parent-style-name="Standard">
      <style:paragraph-properties fo:text-align="center" style:justify-single-word="false"/>
      <style:text-properties fo:font-size="11pt" officeooo:paragraph-rsid="001f667d" style:font-size-asian="11pt" style:font-size-complex="11pt"/>
    </style:style>
    <style:style style:name="P4" style:family="paragraph" style:parent-style-name="Standard">
      <style:paragraph-properties fo:text-align="center" style:justify-single-word="false"/>
      <style:text-properties fo:font-size="11pt" officeooo:paragraph-rsid="0026bb74" style:font-size-asian="11pt" style:font-size-complex="11pt"/>
    </style:style>
    <style:style style:name="P5" style:family="paragraph" style:parent-style-name="Standard">
      <style:paragraph-properties fo:text-align="start" style:justify-single-word="false"/>
      <style:text-properties fo:font-size="11pt" officeooo:paragraph-rsid="001f667d" style:font-size-asian="11pt" style:font-size-complex="11pt"/>
    </style:style>
    <style:style style:name="P6" style:family="paragraph" style:parent-style-name="Standard" style:list-style-name="L4">
      <style:paragraph-properties fo:text-align="start" style:justify-single-word="false"/>
      <style:text-properties fo:font-size="11pt" officeooo:paragraph-rsid="0026bb74" style:font-size-asian="11pt" style:font-size-complex="11pt"/>
    </style:style>
    <style:style style:name="P7" style:family="paragraph" style:parent-style-name="Standard">
      <style:paragraph-properties fo:text-align="start" style:justify-single-word="false"/>
      <style:text-properties fo:font-size="11pt" officeooo:paragraph-rsid="0026bb74" style:font-size-asian="11pt" style:font-size-complex="11pt"/>
    </style:style>
    <style:style style:name="P8" style:family="paragraph" style:parent-style-name="Standard" style:list-style-name="L5">
      <style:paragraph-properties fo:text-align="start" style:justify-single-word="false"/>
      <style:text-properties fo:font-size="11pt" officeooo:paragraph-rsid="0026bb74" style:font-size-asian="11pt" style:font-size-complex="11pt"/>
    </style:style>
    <style:style style:name="P9" style:family="paragraph">
      <style:paragraph-properties fo:text-align="center"/>
    </style:style>
    <style:style style:name="T1" style:family="text">
      <style:text-properties officeooo:rsid="001d9ab3"/>
    </style:style>
    <style:style style:name="T2" style:family="text">
      <style:text-properties style:text-position="super 58%"/>
    </style:style>
    <style:style style:name="T3" style:family="text">
      <style:text-properties officeooo:rsid="00232977"/>
    </style:style>
    <style:style style:name="T4" style:family="text">
      <style:text-properties officeooo:rsid="001d21bd"/>
    </style:style>
    <style:style style:name="T5" style:family="text">
      <style:text-properties style:font-name="Liberation Serif1"/>
    </style:style>
    <style:style style:name="T6" style:family="text">
      <style:text-properties fo:font-size="11pt" officeooo:rsid="00232977" style:font-size-asian="11pt" style:font-size-complex="11pt"/>
    </style:style>
    <style:style style:name="T7" style:family="text">
      <style:text-properties fo:font-size="11pt" officeooo:rsid="001d21bd" style:font-size-asian="11pt" style:font-size-complex="11pt"/>
    </style:style>
    <style:style style:name="T8" style:family="text">
      <style:text-properties officeooo:rsid="0026bb7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textarea-horizontal-align="justify" draw:textarea-vertical-align="middle" draw:auto-grow-height="false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201in" draw:marker-start="Arrow" draw:marker-start-width="0.1701in" draw:marker-end="Arrow" draw:marker-end-width="0.1701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justify" draw:textarea-vertical-align="middle" draw:auto-grow-height="false" style:run-through="foreground"/>
    </style:style>
    <style:style style:name="gr5" style:family="graphic">
      <style:graphic-properties draw:fill="solid" draw:fill-color="#99ccff" draw:opacity="100%" draw:textarea-horizontal-align="justify" draw:textarea-vertical-align="middle" draw:auto-grow-height="false" draw:shadow-offset-x="0.1201in" draw:shadow-offset-y="0.1201in" draw:shadow-opacity="100%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dash" draw:stroke-dash="Ultrafine_20_Dashed" svg:stroke-width="0.0598in" draw:marker-start-width="0.2299in" draw:marker-end-width="0.2299in" draw:opacity="100%" draw:textarea-horizontal-align="center" draw:textarea-vertical-align="middle" fo:padding-top="0.0299in" fo:padding-bottom="0.0299in" fo:padding-left="0.0299in" fo:padding-right="0.0299in" draw:shadow-opacity="100%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width="0.0799in" draw:marker-start-width="0.2598in" draw:marker-end-width="0.2598in" draw:opacity="100%" draw:textarea-horizontal-align="center" draw:textarea-vertical-align="middle" fo:padding-top="0.0398in" fo:padding-bottom="0.0398in" fo:padding-left="0.0398in" fo:padding-right="0.0398in" draw:shadow-opacity="100%" style:run-through="foreground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variable-decls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ssignment <text:variable-set text:name="Assignment" office:value-type="float" office:value="2" style:data-style-name="N0">2</text:variable-set>: <text:span text:style-name="T8">Gauss's Law</text:span></text:p>
      <text:list xml:id="list2725109297324172278" text:style-name="L5">
        <text:list-item>
          <text:p text:style-name="P8"><text:span text:style-name="T3">A 30 meter long plastic cylinder has a radius of 10 cm, as shown below. <text:s/>It has a linear charge density of 0.25 C per meter.</text:span></text:p>
        </text:list-item>
      </text:list>
      <text:p text:style-name="P7"/>
      <text:p text:style-name="P7"/>
      <text:list xml:id="list6058622634716901863" text:style-name="L4">
        <text:list-item>
          <text:list>
            <text:list-item>
              <text:p text:style-name="P6">Calculate the total charge of the cylinder.</text:p>
            </text:list-item>
          </text:list>
        </text:list-item>
      </text:list>
      <text:p text:style-name="P7"/>
      <text:p text:style-name="P7"/>
      <text:p text:style-name="P7"/>
      <text:p text:style-name="P7"/>
      <text:p text:style-name="P7"/>
      <text:list xml:id="list70825552265941" text:continue-numbering="true" text:style-name="L4">
        <text:list-item>
          <text:list>
            <text:list-item>
              <text:p text:style-name="P6">Calculate the electric field inside the cylinder, 15 meters from the end of the cylinder, at a radius of 4 cm.</text:p>
            </text:list-item>
          </text:list>
        </text:list-item>
      </text:list>
      <text:p text:style-name="P7"/>
      <text:p text:style-name="P7"/>
      <text:p text:style-name="P7"/>
      <text:p text:style-name="P7"/>
      <text:p text:style-name="P7"/>
      <text:list xml:id="list70824632842394" text:continue-numbering="true" text:style-name="L4">
        <text:list-item>
          <text:list>
            <text:list-item>
              <text:p text:style-name="P6">Calculate the electric field outside the cylinder, 10 meters below the center of the cylinder.</text:p>
            </text:list-item>
          </text:list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list xml:id="list70825102534574" text:continue-numbering="true" text:style-name="L4">
        <text:list-item>
          <text:p text:style-name="P6"><draw:custom-shape text:anchor-type="paragraph" draw:z-index="3" draw:style-name="gr1" svg:width="1.478in" svg:height="1.4587in" svg:x="5.4862in" svg:y="0.2047in"><text:p/><draw:enhanced-geometry svg:viewBox="0 0 21600 21600" draw:glue-points="10800 0 3163 3163 0 10800 3163 18437 10800 21600 18437 18437 21600 10800 18437 3163" draw:text-areas="3163 3163 18437 18437" draw:type="ring" draw:modifiers="2612.97254277756" draw:enhanced-path="U 10800 10800 10800 10800 0 360 Z U 10800 10800 ?f1 ?f1 0 360 N"><draw:equation draw:name="f0" draw:formula="$0 "/><draw:equation draw:name="f1" draw:formula="10800-$0 "/><draw:handle draw:handle-position="$0 10800" draw:handle-range-x-minimum="0" draw:handle-range-x-maximum="10800"/></draw:enhanced-geometry></draw:custom-shape>A hollow metal sphere has an internal radius of 0.5 m, and an external radius of 0.6m, as shown in the diagram. <text:s/>A change of -0.5C is placed on the sphere. <text:s/></text:p>
          <text:list>
            <text:list-item>
              <text:p text:style-name="P6">What is the external surface area of the sphere?</text:p>
            </text:list-item>
          </text:list>
          <text:p text:style-name="P6"/>
        </text:list-item>
      </text:list>
      <text:p text:style-name="P7"/>
      <text:p text:style-name="P7"/>
      <text:list xml:id="list70824904218633" text:continue-numbering="true" text:style-name="L4">
        <text:list-item>
          <text:list>
            <text:list-item>
              <text:p text:style-name="P6">What is the charge density at the surface of the sphere?</text:p>
            </text:list-item>
          </text:list>
        </text:list-item>
      </text:list>
      <text:p text:style-name="P7"/>
      <text:p text:style-name="P7"/>
      <text:p text:style-name="P7"/>
      <text:list xml:id="list70825289954230" text:continue-numbering="true" text:style-name="L4">
        <text:list-item>
          <text:list>
            <text:list-item>
              <text:p text:style-name="P6">What is the electric field at r =0.1 m?</text:p>
            </text:list-item>
          </text:list>
        </text:list-item>
      </text:list>
      <text:p text:style-name="P7"/>
      <text:p text:style-name="P7"/>
      <text:p text:style-name="P7"/>
      <text:list xml:id="list70823966685412" text:continue-numbering="true" text:style-name="L4">
        <text:list-item>
          <text:list>
            <text:list-item>
              <text:p text:style-name="P6">What is the electric field at r = 0.55 m?</text:p>
            </text:list-item>
          </text:list>
        </text:list-item>
      </text:list>
      <text:p text:style-name="P7"/>
      <text:p text:style-name="P7"/>
      <text:p text:style-name="P7"/>
      <text:list xml:id="list70823632513619" text:continue-numbering="true" text:style-name="L4">
        <text:list-item>
          <text:list>
            <text:list-item>
              <text:p text:style-name="P6">What is the electric field at r = 0.75 m?</text:p>
            </text:list-item>
          </text:list>
          <text:p text:style-name="P6"/>
        </text:list-item>
      </text:list>
      <text:p text:style-name="P7"/>
      <text:p text:style-name="P7"/>
      <text:p text:style-name="P7"/>
      <text:p text:style-name="P7"/>
      <text:p text:style-name="P7"><draw:line text:anchor-type="paragraph" draw:z-index="4" draw:style-name="gr2" draw:text-style-name="P9" svg:x1="0.2083in" svg:y1="0.0098in" svg:x2="6.6193in" svg:y2="0.0098in"><text:p text:style-name="P9"/><text:p text:style-name="P9">λ = 0.01 C/m</text:p></draw:line><text:soft-page-break/></text:p>
      <text:p text:style-name="P7"/>
      <text:list xml:id="list70824369628280" text:continue-numbering="true" text:style-name="L4">
        <text:list-item>
          <text:p text:style-name="P6">A thin, infinitely long wire has a charge density of 0.01 C / m. <text:s/>Calculate the electrical field a distance of 10 centimeters above the wire.</text:p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g text:anchor-type="paragraph" draw:z-index="5" draw:style-name="gr3"><draw:custom-shape draw:style-name="gr4" svg:width="1.7114in" svg:height="1.7114in" svg:x="5.1528in" svg:y="0.0681in"><text:p/><draw:enhanced-geometry svg:viewBox="0 0 21600 21600" draw:glue-points="10800 0 3163 3163 0 10800 3163 18437 10800 21600 18437 18437 21600 10800 18437 3163" draw:text-areas="3163 3163 18437 18437" draw:type="ring" draw:modifiers="2383.44827586207" draw:enhanced-path="U 10800 10800 10800 10800 0 360 Z U 10800 10800 ?f1 ?f1 0 360 N"><draw:equation draw:name="f0" draw:formula="$0 "/><draw:equation draw:name="f1" draw:formula="10800-$0 "/><draw:handle draw:handle-position="$0 10800" draw:handle-range-x-minimum="0" draw:handle-range-x-maximum="10800"/></draw:enhanced-geometry></draw:custom-shape><draw:custom-shape draw:style-name="gr4" draw:text-style-name="P9" svg:width="0.2894in" svg:height="0.2894in" svg:x="5.8638in" svg:y="0.779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<text:p text:style-name="P7"/>
      <text:list xml:id="list70823546528699" text:continue-numbering="true" text:style-name="L4">
        <text:list-item>
          <text:p text:style-name="P6">A 1-cm radius glass marble has a charge of +Q. It is placed inside a conducting sphere, with internal radius 10 cm and external radius of 12 cm. <text:s/></text:p>
          <text:list>
            <text:list-item>
              <text:p text:style-name="P6">Derive an expression for the electric field inside the glass marble.</text:p>
            </text:list-item>
          </text:list>
        </text:list-item>
      </text:list>
      <text:p text:style-name="P7"/>
      <text:p text:style-name="P7"/>
      <text:p text:style-name="P7"/>
      <text:p text:style-name="P7"/>
      <text:p text:style-name="P7"/>
      <text:list xml:id="list70824622093859" text:continue-numbering="true" text:style-name="L4">
        <text:list-item>
          <text:list>
            <text:list-item>
              <text:p text:style-name="P6">Derive an expression for the electrical field between the marble and the conducting sphere.</text:p>
            </text:list-item>
          </text:list>
        </text:list-item>
      </text:list>
      <text:p text:style-name="P7"/>
      <text:p text:style-name="P7"/>
      <text:p text:style-name="P7"/>
      <text:p text:style-name="P7"/>
      <text:p text:style-name="P7"/>
      <text:list xml:id="list70825186875782" text:continue-numbering="true" text:style-name="L4">
        <text:list-item>
          <text:list>
            <text:list-item>
              <text:p text:style-name="P6">Derive an expression for the electric field inside the conducting sphere.</text:p>
            </text:list-item>
          </text:list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list xml:id="list70824049289924" text:continue-numbering="true" text:style-name="L4">
        <text:list-item>
          <text:list>
            <text:list-item>
              <text:p text:style-name="P6">Derive an expression for the electric field outside the conducting sphere.</text:p>
            </text:list-item>
          </text:list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><draw:custom-shape text:anchor-type="paragraph" draw:z-index="6" draw:style-name="gr5" svg:width="0.6051in" svg:height="4.2776in" draw:transform="rotate (1.5707963267949) translate (1.19861111111111in 0.661111111111111in)"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line text:anchor-type="paragraph" draw:z-index="7" draw:style-name="gr6" draw:text-style-name="P9" svg:x1="1.628in" svg:y1="0.3453in" svg:x2="5.476in" svg:y2="0.3453in"><text:p/></draw:line><draw:line text:anchor-type="paragraph" draw:z-index="8" draw:style-name="gr7" draw:text-style-name="P9" svg:x1="1.628in" svg:y1="0.3453in" svg:x2="2.25in" svg:y2="0.3453in"><text:p/></draw:line></text:p>
      <text:p text:style-name="P7"/>
      <text:p text:style-name="P7"/>
      <text:p text:style-name="P7"/>
      <text:p text:style-name="P7"/>
      <text:list xml:id="list70824384053350" text:continue-numbering="true" text:style-name="L4">
        <text:list-item>
          <text:p text:style-name="P6">A thin wire, with charge density 1 mC/m is placed in the center of a thin pipe of radius 1 cm. <text:s/>The pipe and wire are both 40 m long.</text:p>
          <text:list>
            <text:list-item>
              <text:p text:style-name="P6">Derive and expression for the electric field between the wire and the pipe.</text:p>
            </text:list-item>
          </text:list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list xml:id="list70823740617920" text:continue-numbering="true" text:style-name="L4">
        <text:list-item>
          <text:list>
            <text:list-item>
              <text:p text:style-name="P6">The pipe is grounded, and excess electrons flow into the pipe until the pipe contains a complete “mirror charge” for the wire. <text:s/>Calculate the charge density (<text:span text:style-name="T5">σ</text:span>)of the pipe.</text:p>
            </text:list-item>
          </text:list>
        </text:list-item>
      </text:list>
      <text:p text:style-name="P4"/>
      <text:p text:style-name="P3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201in" draw:dots2="1" draw:dots2-length="0.0201in" draw:distance="0.0201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officeooo:rsid="001f667d" officeooo:paragraph-rsid="001f667d"/>
    </style:style>
    <style:style style:name="MT1" style:family="text">
      <style:text-properties officeooo:rsid="001d9ab3"/>
    </style:style>
    <style:style style:name="MT2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902in" fo:margin-bottom="0.7902in" fo:margin-left="0.7874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Image1" text:anchor-type="paragraph" svg:x="-0.4665in" svg:y="-0.25in" svg:width="0.5799in" svg:height="0.5in" draw:z-index="2"><draw:image xlink:href="Pictures/10000000000001620000012D29B887F4.png" xlink:type="simple" xlink:show="embed" xlink:actuate="onLoad"/></draw:frame> <text:s text:c="3"/><text:span text:style-name="MT1">Name: <text:tab/><text:tab/></text:span><text:span text:style-name="MT1"><text:date style:data-style-name="N37" text:date-value="2014-09-02T07:08:23.391538001" text:date-adjust="PT24H00M00S">09/03/14</text:date></text:span></text:p>
      </style:header>
      <style:footer>
        <text:p text:style-name="MP1">1<text:span text:style-name="MT2">st</text:span> Nine Weeks<text:tab/><text:page-number text:select-page="current">1</text:page-number>/<text:page-count>3</text:page-count><text:tab/>Assignment <text:variable-get text:name="Assignment" style:data-style-name="N0">2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02T07:06:28.127421390</meta:creation-date>
    <meta:editing-duration>P0D</meta:editing-duration>
    <meta:editing-cycles>2</meta:editing-cycles>
    <meta:generator>LibreOffice/4.2.6.2$Linux_X86_64 LibreOffice_project/420$Build-2</meta:generator>
    <meta:initial-creator>Jonas Williamson</meta:initial-creator>
    <dc:date>2014-09-02T07:08:23.353579716</dc:date>
    <dc:creator>Jonas Williamson</dc:creator>
    <meta:document-statistic meta:table-count="0" meta:image-count="1" meta:object-count="0" meta:page-count="3" meta:paragraph-count="22" meta:word-count="353" meta:character-count="1840" meta:non-whitespace-character-count="1513"/>
  </office:meta>
</office:document-meta>
</file>